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Builder.with( String key ,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yPrintsAllInvocationsOnErrorTest.shouldPrintAllInvocations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